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10000020615B3C948E768CD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598cm" fo:min-width="7.39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2.303cm" svg:height="13.707cm" draw:z-index="0"><draw:image xlink:href="Pictures/10000201000001D10000020615B3C948E768CD77.png" xlink:type="simple" xlink:show="embed" xlink:actuate="onLoad"/></draw:frame><draw:custom-shape text:anchor-type="paragraph" draw:z-index="1" draw:name="シェイプ1" draw:style-name="gr1" draw:text-style-name="P1" svg:width="7.462cm" svg:height="0.662cm" svg:x="2.771cm" svg:y="4.7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1S</meta:editing-duration>
    <meta:editing-cycles>4</meta:editing-cycles>
    <meta:generator>LibreOffice/5.2.3.3$Windows_X86_64 LibreOffice_project/d54a8868f08a7b39642414cf2c8ef2f228f780cf</meta:generator>
    <dc:date>2016-12-25T17:40:43.987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